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fo:orphans="2" fo:widows="2" fo:hyphenation-ladder-count="no-limit"/>
      <style:text-properties style:font-name="DejaVu Sans Condensed" officeooo:paragraph-rsid="002378b2" fo:hyphenate="false" fo:hyphenation-remain-char-count="2" fo:hyphenation-push-char-count="2" loext:hyphenation-no-caps="false" loext:hyphenation-no-last-word="false" loext:hyphenation-word-char-count="no-limit" loext:hyphenation-zone="no-limit"/>
    </style:style>
    <style:style style:name="P2" style:family="paragraph" style:parent-style-name="Standard">
      <style:paragraph-properties fo:text-align="start" style:justify-single-word="false" fo:orphans="2" fo:widows="2" fo:hyphenation-ladder-count="no-limit"/>
      <style:text-properties style:font-name="DejaVu Sans Condensed" fo:font-size="12pt" fo:font-weight="bold" officeooo:rsid="000fe8b2" officeooo:paragraph-rsid="000fa3f3" style:letter-kerning="true"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3" style:family="paragraph" style:parent-style-name="Standard">
      <style:paragraph-properties fo:text-align="start" style:justify-single-word="false" fo:orphans="2" fo:widows="2" fo:hyphenation-ladder-count="no-limit"/>
      <style:text-properties style:font-name="DejaVu Sans Condensed" fo:font-size="12pt" fo:font-weight="bold" officeooo:rsid="004802e1" officeooo:paragraph-rsid="004802e1" style:letter-kerning="true"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style:paragraph-properties fo:orphans="2" fo:widows="2" fo:hyphenation-ladder-count="no-limit"/>
      <style:text-properties style:font-name="DejaVu Sans Condensed" fo:font-size="12pt" fo:font-weight="bold" officeooo:rsid="0030201d" officeooo:paragraph-rsid="000fa3f3" style:letter-kerning="true"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style:paragraph-properties fo:text-align="start" style:justify-single-word="false" fo:orphans="2" fo:widows="2" fo:hyphenation-ladder-count="no-limit"/>
      <style:text-properties style:font-name="DejaVu Sans Condensed" fo:font-size="12pt" fo:font-weight="bold" officeooo:rsid="004a9a51" officeooo:paragraph-rsid="004a9a51" style:letter-kerning="true"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style:paragraph-properties fo:orphans="2" fo:widows="2" fo:hyphenation-ladder-count="no-limit"/>
      <style:text-properties style:font-name="DejaVu Sans Condensed" fo:font-size="12pt" fo:font-weight="bold" officeooo:rsid="004d7529" officeooo:paragraph-rsid="004d7529" style:letter-kerning="true"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style:paragraph-properties fo:text-align="start" style:justify-single-word="false" fo:orphans="2" fo:widows="2" fo:hyphenation-ladder-count="no-limit"/>
      <style:text-properties style:font-name="DejaVu Sans Condensed" fo:font-size="12pt" fo:font-weight="bold" officeooo:rsid="004d7529" officeooo:paragraph-rsid="004d7529" style:letter-kerning="true"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style:paragraph-properties fo:text-align="start" style:justify-single-word="false" fo:orphans="2" fo:widows="2" fo:hyphenation-ladder-count="no-limit"/>
      <style:text-properties style:font-name="DejaVu Sans Condensed" fo:font-size="12pt" fo:font-weight="bold" officeooo:rsid="004fd3e0" officeooo:paragraph-rsid="004fd3e0" style:letter-kerning="true"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style:paragraph-properties fo:text-align="start" style:justify-single-word="false" fo:orphans="2" fo:widows="2" fo:hyphenation-ladder-count="no-limit"/>
      <style:text-properties style:font-name="DejaVu Sans Condensed" fo:font-size="12pt" fo:font-weight="normal" officeooo:rsid="0013d61f" officeooo:paragraph-rsid="0013d61f" style:letter-kerning="true" style:font-size-asian="12pt" style:font-weight-asian="normal" style:font-size-complex="12pt"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style:paragraph-properties fo:text-align="start" style:justify-single-word="false" fo:orphans="2" fo:widows="2" fo:hyphenation-ladder-count="no-limit"/>
      <style:text-properties style:font-name="DejaVu Sans Condensed" fo:font-size="12pt" fo:font-weight="normal" officeooo:rsid="004802e1" officeooo:paragraph-rsid="004802e1"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orphans="2" fo:widows="2" fo:hyphenation-ladder-count="no-limit"/>
      <style:text-properties style:font-name="DejaVu Sans Condensed" fo:font-size="12pt" fo:font-weight="normal" officeooo:rsid="004802e1" officeooo:paragraph-rsid="004802e1"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text-align="start" style:justify-single-word="false" fo:orphans="2" fo:widows="2" fo:hyphenation-ladder-count="no-limit"/>
      <style:text-properties style:font-name="DejaVu Sans Condensed" fo:font-size="12pt" fo:font-weight="normal" officeooo:rsid="004a9a51" officeooo:paragraph-rsid="004a9a51"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orphans="2" fo:widows="2" fo:hyphenation-ladder-count="no-limit"/>
      <style:text-properties style:font-name="DejaVu Sans Condensed" officeooo:paragraph-rsid="000fa3f3"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style:paragraph-properties fo:orphans="2" fo:widows="2" fo:hyphenation-ladder-count="no-limit"/>
      <style:text-properties style:font-name="DejaVu Sans Condensed" fo:font-weight="bold" officeooo:rsid="004802e1" officeooo:paragraph-rsid="004802e1"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style:paragraph-properties fo:text-align="start" style:justify-single-word="false" fo:orphans="2" fo:widows="2" fo:hyphenation-ladder-count="no-limit"/>
      <style:text-properties fo:font-weight="bold" officeooo:rsid="004fd3e0" officeooo:paragraph-rsid="004fd3e0"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style:list-style-name="L1">
      <style:paragraph-properties fo:text-align="start" style:justify-single-word="false" fo:orphans="2" fo:widows="2" fo:hyphenation-ladder-count="no-limit"/>
      <style:text-properties fo:font-weight="bold" officeooo:rsid="004fd3e0" officeooo:paragraph-rsid="004fd3e0"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style:list-style-name="L1">
      <style:paragraph-properties fo:text-align="start" style:justify-single-word="false" fo:orphans="2" fo:widows="2" fo:hyphenation-ladder-count="no-limit"/>
      <style:text-properties style:font-name="DejaVu Sans Condensed" fo:font-size="12pt" fo:font-weight="normal" officeooo:rsid="0039c7d6" officeooo:paragraph-rsid="004fd3e0"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list-style-name="L1">
      <style:paragraph-properties fo:text-align="start" style:justify-single-word="false" fo:orphans="2" fo:widows="2" fo:hyphenation-ladder-count="no-limit"/>
      <style:text-properties style:font-name="DejaVu Sans Condensed" fo:font-size="12pt" fo:font-weight="normal" officeooo:rsid="004fd3e0" officeooo:paragraph-rsid="004fd3e0"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style:list-style-name="L2">
      <style:paragraph-properties fo:text-align="start" style:justify-single-word="false" fo:orphans="2" fo:widows="2" fo:hyphenation-ladder-count="no-limit"/>
      <style:text-properties style:font-name="DejaVu Sans Condensed" fo:font-size="12pt" fo:font-weight="normal" officeooo:rsid="004802e1" officeooo:paragraph-rsid="004802e1"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list-style-name="L3">
      <style:paragraph-properties fo:text-align="start" style:justify-single-word="false" fo:orphans="2" fo:widows="2" fo:hyphenation-ladder-count="no-limit"/>
      <style:text-properties style:font-name="DejaVu Sans Condensed" fo:font-size="12pt" fo:font-weight="normal" officeooo:rsid="004d7529" officeooo:paragraph-rsid="004d7529"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style:list-style-name="L4">
      <style:paragraph-properties fo:text-align="start" style:justify-single-word="false" fo:orphans="2" fo:widows="2" fo:hyphenation-ladder-count="no-limit"/>
      <style:text-properties style:font-name="DejaVu Sans Condensed" fo:font-size="12pt" fo:font-weight="normal" officeooo:rsid="004a8727" officeooo:paragraph-rsid="004a8727"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style:list-style-name="L4">
      <style:paragraph-properties fo:text-align="start" style:justify-single-word="false" fo:orphans="2" fo:widows="2" fo:hyphenation-ladder-count="no-limit"/>
      <style:text-properties style:font-name="DejaVu Sans Condensed" fo:font-size="12pt" fo:font-weight="normal" officeooo:rsid="004a9a51" officeooo:paragraph-rsid="004a9a51"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list-style-name="L5">
      <style:paragraph-properties fo:text-align="start" style:justify-single-word="false" fo:orphans="2" fo:widows="2" fo:hyphenation-ladder-count="no-limit"/>
      <style:text-properties style:font-name="DejaVu Sans Condensed" fo:font-size="12pt" fo:font-weight="normal" officeooo:rsid="004a9a51" officeooo:paragraph-rsid="004a9a51"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style:list-style-name="L4">
      <style:paragraph-properties fo:text-align="start" style:justify-single-word="false" fo:orphans="2" fo:widows="2" fo:hyphenation-ladder-count="no-limit"/>
      <style:text-properties style:font-name="DejaVu Sans Condensed" fo:font-size="12pt" fo:font-weight="normal" officeooo:rsid="00519b24" officeooo:paragraph-rsid="00519b24"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style:list-style-name="L2">
      <style:paragraph-properties fo:text-align="start" style:justify-single-word="false" fo:orphans="2" fo:widows="2" fo:hyphenation-ladder-count="no-limit"/>
      <style:text-properties style:font-name="DejaVu Sans Condensed" fo:font-size="12pt" fo:font-weight="normal" officeooo:rsid="0010dfb6" officeooo:paragraph-rsid="0010dfb6" style:letter-kerning="true" style:font-size-asian="12pt" style:font-weight-asian="normal" style:font-size-complex="12pt"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style:list-style-name="L3">
      <style:paragraph-properties fo:text-align="start" style:justify-single-word="false" fo:orphans="2" fo:widows="2" fo:hyphenation-ladder-count="no-limit"/>
      <style:text-properties style:font-name="DejaVu Sans Condensed" fo:font-size="12pt" fo:font-weight="normal" officeooo:rsid="0010dfb6" officeooo:paragraph-rsid="004d7529" style:letter-kerning="true" style:font-size-asian="12pt" style:font-weight-asian="normal" style:font-size-complex="12pt"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style:list-style-name="L2">
      <style:paragraph-properties fo:text-align="start" style:justify-single-word="false" fo:orphans="2" fo:widows="2" fo:hyphenation-ladder-count="no-limit"/>
      <style:text-properties style:font-name="DejaVu Sans Condensed" fo:font-size="12pt" fo:font-weight="normal" officeooo:rsid="004802e1" officeooo:paragraph-rsid="004802e1" style:letter-kerning="true" style:font-size-asian="12pt" style:font-weight-asian="normal" style:font-size-complex="12pt"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style:list-style-name="L3">
      <style:paragraph-properties fo:text-align="start" style:justify-single-word="false" fo:orphans="2" fo:widows="2" fo:hyphenation-ladder-count="no-limit"/>
      <style:text-properties style:font-name="DejaVu Sans Condensed" fo:font-size="12pt" fo:font-weight="normal" officeooo:rsid="004d7529" officeooo:paragraph-rsid="004d7529" style:letter-kerning="true" style:font-size-asian="12pt" style:font-weight-asian="normal" style:font-size-complex="12pt"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style:list-style-name="L2">
      <style:paragraph-properties fo:orphans="2" fo:widows="2" fo:hyphenation-ladder-count="no-limit"/>
      <style:text-properties style:font-name="DejaVu Sans Condensed" fo:font-size="12pt" officeooo:paragraph-rsid="003923da"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30" style:family="paragraph" style:parent-style-name="Standard" style:list-style-name="L3">
      <style:paragraph-properties fo:orphans="2" fo:widows="2" fo:hyphenation-ladder-count="no-limit"/>
      <style:text-properties style:font-name="DejaVu Sans Condensed" fo:font-size="12pt" officeooo:paragraph-rsid="004d7529"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style:list-style-name="L2">
      <style:paragraph-properties fo:text-align="start" style:justify-single-word="false" fo:orphans="2" fo:widows="2" fo:hyphenation-ladder-count="no-limit"/>
      <style:text-properties style:font-name="DejaVu Sans Condensed" fo:font-size="12pt" officeooo:rsid="001258b5" officeooo:paragraph-rsid="0013d61f"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style:list-style-name="L3">
      <style:paragraph-properties fo:text-align="start" style:justify-single-word="false" fo:orphans="2" fo:widows="2" fo:hyphenation-ladder-count="no-limit"/>
      <style:text-properties style:font-name="DejaVu Sans Condensed" fo:font-size="12pt" officeooo:rsid="001258b5" officeooo:paragraph-rsid="004d7529"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style:list-style-name="L2">
      <style:paragraph-properties fo:text-align="start" style:justify-single-word="false" fo:orphans="2" fo:widows="2" fo:hyphenation-ladder-count="no-limit"/>
      <style:text-properties style:font-name="DejaVu Sans Condensed" fo:font-size="12pt" officeooo:rsid="004802e1" officeooo:paragraph-rsid="004802e1"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style:list-style-name="L3">
      <style:paragraph-properties fo:text-align="start" style:justify-single-word="false" fo:orphans="2" fo:widows="2" fo:hyphenation-ladder-count="no-limit"/>
      <style:text-properties style:font-name="DejaVu Sans Condensed" fo:font-size="12pt" officeooo:rsid="004d7529" officeooo:paragraph-rsid="004d7529"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style:list-style-name="L1">
      <style:paragraph-properties fo:text-align="start" style:justify-single-word="false" fo:orphans="2" fo:widows="2" fo:hyphenation-ladder-count="no-limit"/>
      <style:text-properties officeooo:rsid="004a8727" officeooo:paragraph-rsid="004a8727"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style:list-style-name="L5">
      <style:paragraph-properties fo:text-align="start" style:justify-single-word="false" fo:orphans="2" fo:widows="2" fo:hyphenation-ladder-count="no-limit"/>
      <style:text-properties officeooo:paragraph-rsid="004a9a51"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style:list-style-name="L5">
      <style:paragraph-properties fo:text-align="start" style:justify-single-word="false" fo:orphans="2" fo:widows="2" fo:hyphenation-ladder-count="no-limit"/>
      <style:text-properties officeooo:rsid="004a9a51" officeooo:paragraph-rsid="004a9a51" fo:hyphenate="false" fo:hyphenation-remain-char-count="2" fo:hyphenation-push-char-count="2" loext:hyphenation-no-caps="false" loext:hyphenation-no-last-word="false" loext:hyphenation-word-char-count="no-limit" loext:hyphenation-zone="no-limit"/>
    </style:style>
    <style:style style:name="T1" style:family="text">
      <style:text-properties fo:font-weight="normal" style:font-weight-asian="normal" style:font-weight-complex="normal"/>
    </style:style>
    <style:style style:name="T2" style:family="text">
      <style:text-properties fo:font-weight="normal" style:letter-kerning="true" style:font-weight-asian="normal"/>
    </style:style>
    <style:style style:name="T3" style:family="text">
      <style:text-properties fo:font-weight="normal" officeooo:rsid="0010dfb6" style:letter-kerning="true" style:font-weight-asian="normal"/>
    </style:style>
    <style:style style:name="T4" style:family="text">
      <style:text-properties fo:font-weight="normal" style:letter-kerning="true" style:font-weight-asian="normal" style:font-weight-complex="normal"/>
    </style:style>
    <style:style style:name="T5" style:family="text">
      <style:text-properties fo:font-weight="normal" officeooo:rsid="004802e1" style:letter-kerning="true" style:font-weight-asian="normal" style:font-weight-complex="normal"/>
    </style:style>
    <style:style style:name="T6" style:family="text">
      <style:text-properties fo:font-weight="normal" officeooo:rsid="003923da" style:letter-kerning="true" style:font-weight-asian="normal"/>
    </style:style>
    <style:style style:name="T7" style:family="text">
      <style:text-properties fo:font-weight="bold" style:letter-kerning="true" style:font-weight-asian="bold" style:font-weight-complex="bold"/>
    </style:style>
    <style:style style:name="T8" style:family="text">
      <style:text-properties fo:font-weight="bold" officeooo:rsid="0010dfb6" style:letter-kerning="true" style:font-weight-asian="bold" style:font-weight-complex="bold"/>
    </style:style>
    <style:style style:name="T9" style:family="text">
      <style:text-properties fo:font-weight="bold" officeooo:rsid="004802e1" style:letter-kerning="true" style:font-weight-asian="bold" style:font-weight-complex="bold"/>
    </style:style>
    <style:style style:name="T10" style:family="text">
      <style:text-properties fo:font-weight="bold" officeooo:rsid="003923da" style:letter-kerning="true" style:font-weight-asian="bold" style:font-weight-complex="bold"/>
    </style:style>
    <style:style style:name="T11" style:family="text">
      <style:text-properties fo:font-weight="bold" officeooo:rsid="004d7529" style:letter-kerning="true"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0485df4" style:font-weight-asian="bold" style:font-weight-complex="bold"/>
    </style:style>
    <style:style style:name="T14" style:family="text">
      <style:text-properties fo:font-weight="bold" officeooo:rsid="004d7529" style:font-weight-asian="bold" style:font-weight-complex="bold"/>
    </style:style>
    <style:style style:name="T15" style:family="text">
      <style:text-properties fo:font-size="12pt" fo:font-weight="bold" officeooo:rsid="002eea1a" style:letter-kerning="true" style:font-size-asian="12pt" style:font-weight-asian="bold" style:font-size-complex="12pt" style:font-weight-complex="bold"/>
    </style:style>
    <style:style style:name="T16" style:family="text">
      <style:text-properties fo:font-size="12pt" fo:font-weight="bold" officeooo:rsid="002c33b6" style:letter-kerning="true" style:font-size-asian="12pt" style:font-weight-asian="bold" style:font-size-complex="12pt" style:font-weight-complex="bold"/>
    </style:style>
    <style:style style:name="T17" style:family="text">
      <style:text-properties fo:font-size="12pt" fo:font-weight="bold" officeooo:rsid="002ee0a5" style:letter-kerning="true" style:font-size-asian="12pt" style:font-weight-asian="bold" style:font-size-complex="12pt" style:font-weight-complex="bold"/>
    </style:style>
    <style:style style:name="T18" style:family="text">
      <style:text-properties fo:font-size="12pt" fo:font-weight="bold" officeooo:rsid="000fe8b2" style:letter-kerning="true" style:font-size-asian="12pt" style:font-weight-asian="bold" style:font-size-complex="12pt" style:font-weight-complex="bold"/>
    </style:style>
    <style:style style:name="T19" style:family="text">
      <style:text-properties fo:font-size="12pt" fo:font-weight="bold" officeooo:rsid="0030201d" style:letter-kerning="true" style:font-size-asian="12pt" style:font-weight-asian="bold" style:font-size-complex="12pt" style:font-weight-complex="bold"/>
    </style:style>
    <style:style style:name="T20" style:family="text">
      <style:text-properties fo:font-size="12pt" fo:font-weight="bold" officeooo:rsid="003170e2" style:letter-kerning="true" style:font-size-asian="12pt" style:font-weight-asian="bold" style:font-size-complex="12pt" style:font-weight-complex="bold"/>
    </style:style>
    <style:style style:name="T21" style:family="text">
      <style:text-properties fo:font-size="12pt" fo:font-weight="bold" officeooo:rsid="0035c3fc" style:letter-kerning="true" style:font-size-asian="12pt" style:font-weight-asian="bold" style:font-size-complex="12pt" style:font-weight-complex="bold"/>
    </style:style>
    <style:style style:name="T22" style:family="text">
      <style:text-properties fo:font-size="12pt" fo:font-weight="bold" officeooo:rsid="004a9a51" style:letter-kerning="true" style:font-size-asian="12pt" style:font-weight-asian="bold" style:font-size-complex="12pt" style:font-weight-complex="bold"/>
    </style:style>
    <style:style style:name="T23" style:family="text">
      <style:text-properties fo:font-size="12pt" style:letter-kerning="true" style:font-size-asian="12pt" style:font-size-complex="12pt"/>
    </style:style>
    <style:style style:name="T24" style:family="text">
      <style:text-properties fo:font-size="12pt" officeooo:rsid="0030201d" style:letter-kerning="true" style:font-size-asian="12pt" style:font-size-complex="12pt"/>
    </style:style>
    <style:style style:name="T25" style:family="text">
      <style:text-properties style:font-name="DejaVu Sans Condensed" fo:font-size="12pt" fo:font-weight="normal" style:letter-kerning="true" style:font-size-asian="12pt" style:font-weight-asian="normal" style:font-size-complex="12pt" style:font-weight-complex="normal"/>
    </style:style>
    <style:style style:name="T26" style:family="text">
      <style:text-properties style:font-name="DejaVu Sans Condensed" fo:font-size="12pt" fo:font-weight="normal" officeooo:rsid="0039c7d6" style:letter-kerning="true" style:font-size-asian="12pt" style:font-weight-asian="normal" style:font-size-complex="12pt" style:font-weight-complex="normal"/>
    </style:style>
    <style:style style:name="T27" style:family="text">
      <style:text-properties style:font-name="DejaVu Sans Condensed" fo:font-size="12pt" fo:font-weight="normal" officeooo:rsid="004a9a51" style:letter-kerning="true" style:font-size-asian="12pt" style:font-weight-asian="normal" style:font-size-complex="12pt" style:font-weight-complex="normal"/>
    </style:style>
    <style:style style:name="T28" style:family="text">
      <style:text-properties style:font-name="DejaVu Sans Condensed" fo:font-size="12pt" fo:font-weight="normal" officeooo:rsid="004e81cc" style:letter-kerning="true" style:font-size-asian="12pt" style:font-weight-asian="normal" style:font-size-complex="12pt" style:font-weight-complex="normal"/>
    </style:style>
    <style:style style:name="T29" style:family="text">
      <style:text-properties style:font-name="DejaVu Sans Condensed" fo:font-size="12pt" fo:font-weight="bold" style:letter-kerning="true" style:font-size-asian="12pt" style:font-weight-asian="bold" style:font-size-complex="12pt" style:font-weight-complex="bold"/>
    </style:style>
    <style:style style:name="T30" style:family="text">
      <style:text-properties style:font-name="DejaVu Sans Condensed" fo:font-size="12pt" fo:font-weight="bold" officeooo:rsid="004a9a51" style:letter-kerning="true" style:font-size-asian="12pt" style:font-weight-asian="bold" style:font-size-complex="12pt" style:font-weight-complex="bold"/>
    </style:style>
    <style:style style:name="T31" style:family="text">
      <style:text-properties style:font-name="DejaVu Sans Condensed" fo:font-size="12pt" style:letter-kerning="true" style:font-size-asian="12pt" style:font-size-complex="12pt"/>
    </style:style>
    <style:style style:name="T32" style:family="text">
      <style:text-properties style:font-name="DejaVu Sans Condensed" fo:font-size="12pt" officeooo:rsid="0039c7d6" style:letter-kerning="true" style:font-size-asian="12pt" style:font-size-complex="12pt"/>
    </style:style>
    <style:style style:name="T33" style:family="text">
      <style:text-properties style:font-weight-complex="normal"/>
    </style:style>
    <style:style style:name="T34" style:family="text">
      <style:text-properties officeooo:rsid="004802e1"/>
    </style:style>
    <style:style style:name="T35" style:family="text">
      <style:text-properties officeooo:rsid="00485df4"/>
    </style:style>
    <style:style style:name="T36" style:family="text">
      <style:text-properties officeooo:rsid="004a9a51"/>
    </style:style>
    <style:style style:name="T37" style:family="text">
      <style:text-properties officeooo:rsid="004cf6f2"/>
    </style:style>
    <style:style style:name="T38" style:family="text">
      <style:text-properties officeooo:rsid="004d752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fo:text-align="center">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5">5</text:span><text:span text:style-name="T21">0</text:span><text:span text:style-name="T22">2</text:span><text:span text:style-name="T16"> - </text:span><text:span text:style-name="T17">A/G – </text:span><text:span text:style-name="T22">Visual Bombing Modes</text:span></text:p>
      <text:p text:style-name="P2"/>
      <text:p text:style-name="P8">Radar Ranging Notes</text:p>
      <text:list text:style-name="L1">
        <text:list-item>
          <text:p text:style-name="P17">Radar Ranging activates in DYK, ARAK AKAN, and RB-75 modes, before trigger unsafe. In PLAN mode, ranging starts at trigger unsafe. </text:p>
        </text:list-item>
        <text:list-item>
          <text:p text:style-name="P17">Ranging is indicated by the "fin" and ranges to the spot under the reticule dot. </text:p>
        </text:list-item>
        <text:list-item>
          <text:p text:style-name="P17">Bank angle must be under 45°. </text:p>
        </text:list-item>
        <text:list-item>
          <text:p text:style-name="P16"><text:span text:style-name="T26">W</text:span><text:span text:style-name="T25">hen Radar Ranging is in use the CI is blank.</text:span></text:p>
        </text:list-item>
        <text:list-item>
          <text:p text:style-name="P18">When the sight angle is less than 5° from the horizon, the sight instead shows a fixed range of 1400m. The computer does not provide firing or pullup commands in this mode. </text:p>
        </text:list-item>
        <text:list-item>
          <text:p text:style-name="P16"><text:span text:style-name="T25">Disable Radar Ranging with TAKT 253</text:span></text:p>
        </text:list-item>
      </text:list>
      <text:p text:style-name="P15"><text:span text:style-name="T32">B</text:span><text:span text:style-name="T31">ombing Tips</text:span></text:p>
      <text:list text:continue-numbering="true" text:style-name="L1">
        <text:list-item>
          <text:p text:style-name="P35"><text:span text:style-name="T26">R</text:span><text:span text:style-name="T25">elease interval of 10-</text:span><text:span text:style-name="T28">3</text:span><text:span text:style-name="T25">0m will produce a coherent stick of bombs, above </text:span><text:span text:style-name="T28">3</text:span><text:span text:style-name="T25">0m will lead to some un-asploded gaps between the bombs. </text:span></text:p>
        </text:list-item>
      </text:list>
      <text:p text:style-name="P2"/>
      <text:p text:style-name="P13"><text:span text:style-name="T18">M/71 bombs</text:span><text:span text:style-name="T19"> -- 120 kg </text:span><text:span text:style-name="T20">(265 lb) </text:span><text:span text:style-name="T19">GP bombs, 4 per pylon</text:span></text:p>
      <text:p text:style-name="P4"/>
      <text:p text:style-name="P6">DYK <text:span text:style-name="T1">mode</text:span></text:p>
      <text:p text:style-name="P4"/>
      <text:p text:style-name="P14"><text:span text:style-name="T24">D</text:span><text:span text:style-name="T23">ive Bomb</text:span></text:p>
      <text:p text:style-name="P11">(recommended to use a pop-up point)</text:p>
      <text:p text:style-name="P4"/>
      <text:list text:style-name="L2">
        <text:list-item>
          <text:p text:style-name="P29"><text:span text:style-name="T8">Weapon Selector</text:span><text:span text:style-name="T3"> dial </text:span><text:span text:style-name="T6">... </text:span><text:span text:style-name="T9">DYK</text:span><text:span text:style-name="T3"> </text:span></text:p>
        </text:list-item>
        <text:list-item>
          <text:p text:style-name="P29"><text:span text:style-name="T8">Interval</text:span><text:span text:style-name="T3"> dial </text:span><text:span text:style-name="T6">... </text:span><text:span text:style-name="T3">as needed (distance in m)</text:span></text:p>
        </text:list-item>
        <text:list-item>
          <text:p text:style-name="P29"><text:span text:style-name="T8">Release Mode</text:span><text:span text:style-name="T3"> switch </text:span><text:span text:style-name="T6">... </text:span><text:span text:style-name="T8">SERIE</text:span><text:span text:style-name="T3"> (default)</text:span></text:p>
        </text:list-item>
        <text:list-item>
          <text:p text:style-name="P31"><text:span text:style-name="T8">Master Mode</text:span><text:span text:style-name="T3"> dial </text:span><text:span text:style-name="T6">... </text:span><text:span text:style-name="T9">ANF </text:span><text:span text:style-name="T5">(precision, uses radar ranging)</text:span></text:p>
        </text:list-item>
        <text:list-item>
          <text:p text:style-name="P25">Set QFE on altimeter to value shown in kneeboard for target waypoint. <text:span text:style-name="T34">(optional )</text:span></text:p>
        </text:list-item>
        <text:list-item>
          <text:p text:style-name="P27">Place pipper on target, and then hold trigger <text:span text:style-name="T12">UNSAFE</text:span><text:span text:style-name="T33"> to designate it.</text:span></text:p>
        </text:list-item>
        <text:list-item>
          <text:p text:style-name="P33"><text:span text:style-name="T2">Hold </text:span><text:span text:style-name="T11">WEAPON RELEASE</text:span><text:span text:style-name="T4"> AFTER the time/distance line flashes, but BEFORE the wings cue appears.</text:span></text:p>
        </text:list-item>
        <text:list-item>
          <text:p text:style-name="P19">Follow the steering cue circle while continuing to hold trigger.</text:p>
        </text:list-item>
        <text:list-item>
          <text:p text:style-name="P19">Bombs will fall automatically.</text:p>
        </text:list-item>
      </text:list>
      <text:p text:style-name="P9"/>
      <text:p text:style-name="P3">Dive Bomb (low precision)</text:p>
      <text:p text:style-name="P10"/>
      <text:p text:style-name="P10">Same procedure as above, but QFE is mandatory, stay in NAV mode,<text:span text:style-name="T12"> </text:span><text:span text:style-name="T14">UNSAFE</text:span><text:span text:style-name="T12"> </text:span>to show symbology, the bombs will drop immediately upon pulling the trigger to roughly where the pipper shows.</text:p>
      <text:list text:style-name="L3">
        <text:list-item>
          <text:p text:style-name="P30"><text:span text:style-name="T8">Weapon Selector</text:span><text:span text:style-name="T3"> dial </text:span><text:span text:style-name="T6">... </text:span><text:span text:style-name="T9">DYK</text:span><text:span text:style-name="T3"> </text:span></text:p>
        </text:list-item>
        <text:list-item>
          <text:p text:style-name="P30"><text:span text:style-name="T8">Interval</text:span><text:span text:style-name="T3"> dial </text:span><text:span text:style-name="T6">... </text:span><text:span text:style-name="T3">as needed (distance in m)</text:span></text:p>
        </text:list-item>
        <text:list-item>
          <text:p text:style-name="P30"><text:span text:style-name="T8">Release Mode</text:span><text:span text:style-name="T3"> switch </text:span><text:span text:style-name="T6">... </text:span><text:span text:style-name="T8">SERIE</text:span><text:span text:style-name="T3"> (default)</text:span></text:p>
        </text:list-item>
        <text:list-item>
          <text:p text:style-name="P32"><text:span text:style-name="T8">Master Mode</text:span><text:span text:style-name="T3"> dial </text:span><text:span text:style-name="T6">...</text:span><text:span text:style-name="T10"> </text:span><text:span text:style-name="T11">NAV</text:span><text:span text:style-name="T9"> </text:span></text:p>
        </text:list-item>
        <text:list-item>
          <text:p text:style-name="P26">Set QFE on altimeter to value shown in kneeboard for target waypoint. <text:span text:style-name="T38">(Required!)</text:span></text:p>
        </text:list-item>
        <text:list-item>
          <text:p text:style-name="P28"><text:span text:style-name="T33">Trigger </text:span><text:span text:style-name="T12">UNSAFE</text:span><text:span text:style-name="T33"> to show symbology. You're now in a barometric-altitude-informed CCIP mode, the bombs will land where you put the pipper.</text:span></text:p>
        </text:list-item>
        <text:list-item>
          <text:p text:style-name="P34"><text:span text:style-name="T4">When the "wings" cue appears, </text:span><text:span text:style-name="T7">PULL AND HOLD Weapon Release</text:span><text:span text:style-name="T4">.</text:span></text:p>
        </text:list-item>
        <text:list-item>
          <text:p text:style-name="P20">Bombs will drop immediately.</text:p>
        </text:list-item>
      </text:list>
      <text:p text:style-name="P7"/>
      <text:p text:style-name="P7"/>
      <text:p text:style-name="P7">PLAN <text:span text:style-name="T1">mode</text:span></text:p>
      <text:p text:style-name="P3"/>
      <text:p text:style-name="P3"><text:span text:style-name="T37">Level CCRP</text:span> Bomb</text:p>
      <text:p text:style-name="P3"/>
      <text:list text:style-name="L4">
        <text:list-item>
          <text:p text:style-name="P21">Weapon Selector to <text:span text:style-name="T12">PLAN</text:span>.</text:p>
        </text:list-item>
        <text:list-item>
          <text:p text:style-name="P24">Set Target QFE (<text:span text:style-name="T12">Required!</text:span>)</text:p>
        </text:list-item>
        <text:list-item>
          <text:p text:style-name="P21">Sight mode selector to desired release interval.</text:p>
        </text:list-item>
        <text:list-item>
          <text:p text:style-name="P21">Master mode <text:span text:style-name="T12">ANF</text:span>.</text:p>
        </text:list-item>
        <text:list-item>
          <text:p text:style-name="P21">Place the pipper on the intended target. When the pipper is on the target, <text:span text:style-name="T12">TRIGGER UNSAFE</text:span> to designate. <text:span text:style-name="T36">Radar ranging will begin.</text:span></text:p>
        </text:list-item>
        <text:list-item>
          <text:p text:style-name="P22">When the "wings" appear, <text:span text:style-name="T12">pull and HOLD WEAPON RELEASE</text:span>.</text:p>
        </text:list-item>
        <text:list-item>
          <text:p text:style-name="P22">Follow the Steering Cue Ring</text:p>
        </text:list-item>
        <text:list-item>
          <text:p text:style-name="P22">Bombs will release automatically.</text:p>
        </text:list-item>
        <text:list-item>
          <text:p text:style-name="P22">After <text:s/><text:span text:style-name="T13">FÄLLD LAST</text:span><text:span text:style-name="T35">, </text:span><text:span text:style-name="T12">SAFE</text:span> the trigger, master mode <text:span text:style-name="T12">NAV</text:span>, turn and egress.</text:p>
        </text:list-item>
      </text:list>
      <text:p text:style-name="P12"/>
      <text:p text:style-name="P5">Direct Bomb</text:p>
      <text:p text:style-name="P12">This mode exists for when you are bombing in formation. The flight leader is assumed to be using some release release mode, and delivers an instruction over the radio for when to release.</text:p>
      <text:p text:style-name="P12"/>
      <text:list text:style-name="L5">
        <text:list-item>
          <text:p text:style-name="P36"><text:span text:style-name="T27">Weapon selector to </text:span><text:span text:style-name="T30">PLAN</text:span><text:span text:style-name="T27">.</text:span></text:p>
        </text:list-item>
        <text:list-item>
          <text:p text:style-name="P23">Sight selector to desired release interval.</text:p>
        </text:list-item>
        <text:list-item>
          <text:p text:style-name="P37"><text:span text:style-name="T25">Master mode </text:span><text:span text:style-name="T29">NAV</text:span><text:span text:style-name="T25">.</text:span></text:p>
        </text:list-item>
        <text:list-item>
          <text:p text:style-name="P23">Release the trigger on command, bombs will fall immediately.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Condensed" fo:font-family="'DejaVu Sans Condensed'" style:font-family-generic="swiss" style:font-pitch="variable" fo:font-size="12pt" style:font-size-asian="10.5pt"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2T09:32:40.211000000</meta:creation-date>
    <dc:date>2024-06-30T12:45:37.107000000</dc:date>
    <meta:editing-duration>PT17H34M39S</meta:editing-duration>
    <meta:editing-cycles>46</meta:editing-cycles>
    <meta:generator>LibreOffice/24.2.2.2$Windows_X86_64 LibreOffice_project/d56cc158d8a96260b836f100ef4b4ef25d6f1a01</meta:generator>
    <meta:document-statistic meta:table-count="0" meta:image-count="0" meta:object-count="0" meta:page-count="1" meta:paragraph-count="50" meta:word-count="503" meta:character-count="2801" meta:non-whitespace-character-count="2374"/>
  </office:meta>
</office:document-meta>
</file>